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11313"/>
    </style:style>
    <style:style style:name="T1" style:family="text">
      <style:text-properties style:font-name="Constantia" fo:font-size="12pt" style:font-size-asian="12pt"/>
    </style:style>
    <style:style style:name="T2" style:family="text">
      <style:text-properties style:font-name="Constantia" fo:font-size="12pt" officeooo:rsid="00011313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BLAS: </text:span></text:p>
      <text:p text:style-name="P1"><text:span text:style-name="T1"><text:s/></text:span></text:p>
      <text:p text:style-name="P1"><text:span text:style-name="T1">Episodios (</text:span><text:span text:style-name="T2">ID_EPISODIO, nro_de_episodio</text:span><text:span text:style-name="T1">, fecha_de_detección, id_pacientes) <text:s/></text:span></text:p>
      <text:p text:style-name="P1"><text:span text:style-name="T1"><text:s/></text:span></text:p>
      <text:p text:style-name="P1"><text:span text:style-name="T1">Síntomas (</text:span><text:span text:style-name="T2">ID_SÍNTOMA, código</text:span><text:span text:style-name="T1">, descripción) <text:s/></text:span></text:p>
      <text:p text:style-name="P1"><text:span text:style-name="T1"><text:s/></text:span></text:p>
      <text:p text:style-name="P2"><text:span text:style-name="T1">Episodios_Síntomas (ID_</text:span><text:span text:style-name="T2">EPISODIOS_SÍNTOMAS</text:span><text:span text:style-name="T1">, </text:span><text:span text:style-name="T2">id_episodio*</text:span><text:span text:style-name="T1">, </text:span><text:span text:style-name="T2">id_síntoma*</text:span><text:span text:style-name="T1">) <text:s/></text:span></text:p>
      <text:p text:style-name="P1"><text:span text:style-name="T1"><text:s/></text:span></text:p>
      <text:p text:style-name="P1"><text:span text:style-name="T1">Pacientes (</text:span><text:span text:style-name="T2">ID_PACIENTE, dni</text:span><text:span text:style-name="T1">, número_de_pasaporte, nombre, apellido, edad, calle-nro-piso-depto, enfermedades_preexistentes) <text:s/></text:span></text:p>
      <text:p text:style-name="P1"><text:span text:style-name="T1"><text:s/></text:span></text:p>
      <text:p text:style-name="P1"><text:span text:style-name="T1">Médicos (</text:span><text:span text:style-name="T2">ID_MÉDICO, dni</text:span><text:span text:style-name="T1">, número_de_pasaporte, nombre, apellido, edad, calle-nro-piso-depto, matrícula) <text:s/></text:span></text:p>
      <text:p text:style-name="P1"><text:span text:style-name="T1"><text:s/></text:span></text:p>
      <text:p text:style-name="P1"><text:span text:style-name="T1">Atendido (ID_ATENDIDO, </text:span><text:span text:style-name="T2">id_médico*</text:span><text:span text:style-name="T1">, </text:span><text:span text:style-name="T2">id_episodio*</text:span><text:span text:style-name="T1">) <text:s/></text:span></text:p>
      <text:p text:style-name="P1"><text:span text:style-name="T1"><text:s/></text:span></text:p>
      <text:p text:style-name="P1"><text:span text:style-name="T1">Especialidades (</text:span><text:span text:style-name="T2">ID_ESPECIALIDAD, nombre</text:span><text:span text:style-name="T1">, descripción) <text:s/></text:span></text:p>
      <text:p text:style-name="P1"><text:span text:style-name="T1"><text:s/></text:span></text:p>
      <text:p text:style-name="P2"><text:span text:style-name="T1">Médicos_Especialidades (ID_</text:span><text:span text:style-name="T2">MÉDICO_ESPECIALIDADES</text:span><text:span text:style-name="T1">, </text:span><text:span text:style-name="T2">id_médico</text:span><text:span text:style-name="T1">, nombre) <text:s/></text:span></text:p>
      <text:p text:style-name="P1"><text:span text:style-name="T1"><text:s/></text:span></text:p>
      <text:p text:style-name="P1"><text:span text:style-name="T1">Salas (</text:span><text:span text:style-name="T2">ID_SALA, nro_de_sala</text:span><text:span text:style-name="T1">, piso, capacidad) <text:s/></text:span></text:p>
      <text:p text:style-name="P1"><text:span text:style-name="T1"><text:s/></text:span></text:p>
      <text:p text:style-name="P2"><text:span text:style-name="T1">Médicos_Salas (ID_</text:span><text:span text:style-name="T2">MÉDICOS_SALAS</text:span><text:span text:style-name="T1">, </text:span><text:span text:style-name="T2">id_médico*</text:span><text:span text:style-name="T1">, </text:span><text:span text:style-name="T2">id_sala*</text:span><text:span text:style-name="T1">) <text:s/></text:span></text:p>
      <text:p text:style-name="Standard"><text:span text:style-name="T1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00:30:29.764000000</meta:creation-date>
    <dc:date>2021-09-28T00:36:02.042000000</dc:date>
    <meta:editing-duration>PT5M31S</meta:editing-duration>
    <meta:editing-cycles>2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22" meta:word-count="53" meta:character-count="717" meta:non-whitespace-character-count="643"/>
  </office:meta>
</office:document-meta>
</file>